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17"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75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8744in"/>
    </style:style>
    <style:style style:name="co99" style:family="table-column">
      <style:table-column-properties fo:break-before="auto" style:column-width="0.9264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72" style:family="table-row">
      <style:table-row-properties style:row-height="0.1917in" fo:break-before="auto" style:use-optimal-row-height="true"/>
    </style:style>
    <style:style style:name="ro5" style:family="table-row">
      <style:table-row-properties style:row-height="0.9354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44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92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65in" fo:break-before="auto" style:use-optimal-row-height="true"/>
    </style:style>
    <style:style style:name="ro19" style:family="table-row">
      <style:table-row-properties style:row-height="0.755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88" style:family="table-row">
      <style:table-row-properties style:row-height="1.8854in" fo:break-before="auto" style:use-optimal-row-height="false"/>
    </style:style>
    <style:style style:name="ro89" style:family="table-row">
      <style:table-row-properties style:row-height="2.0228in" fo:break-before="auto" style:use-optimal-row-height="false"/>
    </style:style>
    <style:style style:name="ro90" style:family="table-row">
      <style:table-row-properties style:row-height="1.6689in" fo:break-before="auto" style:use-optimal-row-height="false"/>
    </style:style>
    <style:style style:name="ro91" style:family="table-row">
      <style:table-row-properties style:row-height="2.2307in" fo:break-before="auto" style:use-optimal-row-height="true"/>
    </style:style>
    <style:style style:name="ro92" style:family="table-row">
      <style:table-row-properties style:row-height="2.4102in" fo:break-before="auto" style:use-optimal-row-height="true"/>
    </style:style>
    <style:style style:name="ro93" style:family="table-row">
      <style:table-row-properties style:row-height="0.3866in" fo:break-before="auto" style:use-optimal-row-height="tru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bfbfbf" style:text-align-source="fix" style:repeat-content="false" style:vertical-align="automatic"/>
      <style:paragraph-properties fo:text-align="justify"/>
    </style:style>
    <style:style style:name="ce98" style:family="table-cell" style:parent-style-name="Default" style:data-style-name="N0">
      <style:table-cell-properties fo:background-color="#ff0000" style:text-align-source="fix" style:repeat-content="false"/>
      <style:paragraph-properties fo:text-align="justify"/>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0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02" style:family="table-cell" style:parent-style-name="Default" style:data-style-name="N0">
      <style:text-properties style:font-name="Arial2" style:font-name-asian="Arial2" style:font-name-complex="Arial2"/>
    </style:style>
    <style:style style:name="ce1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0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06" style:family="table-cell" style:parent-style-name="Default" style:data-style-name="N0">
      <style:table-cell-properties fo:background-color="#cccccc" style:vertical-align="automatic"/>
      <style:text-properties style:font-name="Calibri" style:font-name-asian="Calibri" style:font-name-complex="Calibri"/>
    </style:style>
    <style:style style:name="ce107" style:family="table-cell" style:parent-style-name="Default" style:data-style-name="N0">
      <style:table-cell-properties fo:background-color="#ffff66" style:vertical-align="automatic"/>
      <style:text-properties style:font-name="Calibri" style:font-name-asian="Calibri" style:font-name-complex="Calibri"/>
    </style:style>
    <style:style style:name="ce108" style:family="table-cell" style:parent-style-name="Default" style:data-style-name="N0">
      <style:table-cell-properties fo:background-color="transparent"/>
      <style:text-properties style:font-name="Arial2" style:font-name-asian="Arial2" style:font-name-complex="Arial2"/>
    </style:style>
    <style:style style:name="ce1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11" style:family="table-cell" style:parent-style-name="Default" style:data-style-name="N0">
      <style:table-cell-properties fo:background-color="#ff0000"/>
      <style:text-properties style:font-name="Arial2" style:font-name-asian="Arial2" style:font-name-complex="Arial2"/>
    </style:style>
    <style:style style:name="ce112" style:family="table-cell" style:parent-style-name="Default" style:data-style-name="N0">
      <style:table-cell-properties fo:background-color="#cccccc"/>
      <style:text-properties style:font-name="Arial2" style:font-name-asian="Arial2" style:font-name-complex="Arial2"/>
    </style:style>
    <style:style style:name="ce113" style:family="table-cell" style:parent-style-name="Default" style:data-style-name="N0">
      <style:table-cell-properties fo:background-color="#ffff66"/>
      <style:text-properties style:font-name="Arial2" style:font-name-asian="Arial2" style:font-name-complex="Arial2"/>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78" table:default-cell-style-name="ce62"/>
        <table:table-column table:style-name="co16" table:default-cell-style-name="ce62"/>
        <table:table-column table:style-name="co79"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81" table:default-cell-style-name="ce62"/>
        <table:table-column table:style-name="co82"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4"/>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4"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67">
          <table:table-cell table:style-name="ce93" office:value-type="string">
            <text:p>PS011_AddClassification</text:p>
          </table:table-cell>
          <table:table-cell table:style-name="ce93" office:value-type="string">
            <text:p>L0</text:p>
          </table:table-cell>
          <table:table-cell table:style-name="ce93" office:value-type="string">
            <text:p>User is not able to add the Classification</text:p>
          </table:table-cell>
          <table:table-cell table:style-name="ce93"/>
          <table:table-cell table:style-name="ce9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3"/>
          <table:table-cell table:style-name="ce93" office:value-type="string">
            <text:p>1. User Should be able to add “Secrecy Classification”</text:p>
          </table:table-cell>
          <table:table-cell table:style-name="ce93"/>
          <table:table-cell table:style-name="ce93" office:value-type="string">
            <text:p>Pass</text:p>
          </table:table-cell>
          <table:table-cell table:style-name="ce93" office:value-type="string">
            <text:p>YES</text:p>
          </table:table-cell>
          <table:table-cell table:style-name="ce93" office:value-type="string">
            <text:p>#115</text:p>
          </table:table-cell>
          <table:table-cell table:style-name="ce93"/>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4"/>
          <table:table-cell table:style-name="ce96" table:number-columns-repeated="998"/>
          <table:table-cell table:style-name="ce97"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84">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style-name="ce98"/>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02"/>
        <table:table-column table:style-name="co92" table:default-cell-style-name="ce102"/>
        <table:table-column table:style-name="co29" table:default-cell-style-name="ce102"/>
        <table:table-column table:style-name="co93" table:default-cell-style-name="ce102"/>
        <table:table-column table:style-name="co29" table:default-cell-style-name="ce102"/>
        <table:table-column table:style-name="co94" table:default-cell-style-name="ce102"/>
        <table:table-column table:style-name="co95" table:default-cell-style-name="ce102"/>
        <table:table-column table:style-name="co96" table:default-cell-style-name="ce102"/>
        <table:table-column table:style-name="co97" table:default-cell-style-name="ce102"/>
        <table:table-column table:style-name="co98" table:default-cell-style-name="ce102"/>
        <table:table-column table:style-name="co99" table:default-cell-style-name="ce102"/>
        <table:table-column table:style-name="co29" table:visibility="collapse" table:default-cell-style-name="ce108"/>
        <table:table-column table:style-name="co29" table:visibility="collapse" table:number-columns-repeated="3" table:default-cell-style-name="ce102"/>
        <table:table-column table:style-name="co100" table:default-cell-style-name="ce102"/>
        <table:table-column table:style-name="co101" table:default-cell-style-name="ce102"/>
        <table:table-column table:style-name="co24" table:default-cell-style-name="ce102"/>
        <table:table-column table:style-name="co29" table:number-columns-repeated="1004" table:default-cell-style-name="ce102"/>
        <table:table-column table:style-name="co17" table:default-cell-style-name="ce102"/>
        <table:table-row table:style-name="ro18">
          <table:table-cell table:style-name="ce101" office:value-type="string">
            <text:p>TEST CASE ID</text:p>
          </table:table-cell>
          <table:table-cell table:style-name="ce101" office:value-type="string">
            <text:p>PRIORITY</text:p>
          </table:table-cell>
          <table:table-cell table:style-name="ce101" office:value-type="string">
            <text:p>TITLE</text:p>
          </table:table-cell>
          <table:table-cell table:style-name="ce101" office:value-type="string">
            <text:p>SET UP</text:p>
          </table:table-cell>
          <table:table-cell table:style-name="ce101" office:value-type="string">
            <text:p>STEPS</text:p>
          </table:table-cell>
          <table:table-cell table:style-name="ce101" office:value-type="string">
            <text:p>TEST DATA</text:p>
          </table:table-cell>
          <table:table-cell table:style-name="ce101" office:value-type="string">
            <text:p>EXPECTED RESULTS</text:p>
          </table:table-cell>
          <table:table-cell table:style-name="ce101" office:value-type="string">
            <text:p>ACTUAL RESULT</text:p>
          </table:table-cell>
          <table:table-cell table:style-name="ce101" office:value-type="string">
            <text:p>RESULT</text:p>
          </table:table-cell>
          <table:table-cell table:style-name="ce101" office:value-type="string">
            <text:p>AUTOMATED</text:p>
          </table:table-cell>
          <table:table-cell table:style-name="ce101" office:value-type="string">
            <text:p>TICKET ID</text:p>
          </table:table-cell>
          <table:table-cell table:style-name="ce101" office:value-type="string">
            <text:p>COMMENT</text:p>
          </table:table-cell>
          <table:table-cell table:style-name="ce103" office:value-type="string">
            <text:p>Build Date 9<text:span text:style-name="T1">th</text:span> june</text:p>
          </table:table-cell>
          <table:table-cell table:style-name="ce10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10" office:value-type="string">
            <text:p>DATE : July 11 , 2011</text:p>
            <text:p>REVISION: 2412</text:p>
            <text:p>BROWSER: Internet Explorer</text:p>
          </table:table-cell>
          <table:table-cell table:style-name="ce110"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88">
          <table:table-cell table:style-name="ce33" office:value-type="string">
            <text:p>TE001</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89">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90">
          <table:table-cell table:style-name="ce33" office:value-type="string">
            <text:p>TE003</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04</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05</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06</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07</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6">
          <table:table-cell table:style-name="ce33" office:value-type="string">
            <text:p>TE009</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01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2">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91">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19</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74">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022</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3">
          <table:table-cell table:style-name="ce33" office:value-type="string">
            <text:p>TE024</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25</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26</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27</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028</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Name , Description , Tags</text:p>
            <text:p>7. Update category attachment</text:p>
            <text:p>8. Update availability of Category</text:p>
            <text:p>9. Click on “Done” button</text:p>
          </table:table-cell>
          <table:table-cell table:style-name="ce69"/>
          <table:table-cell table:style-name="ce69" office:value-type="string">
            <text:p>1. Verify that category window gets opened</text:p>
            <text:p>2. Verify that category Name, Description, Tags , Attachment &amp; Availability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29</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30</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31</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8">
          <table:table-cell table:style-name="ce33" office:value-type="string">
            <text:p>TE032</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33" office:value-type="string">
            <text:p>TE033</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2">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6">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74">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67">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67">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2">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2">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91">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2">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6"/>
          <table:table-cell table:style-name="ce112"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6">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6"/>
          <table:table-cell table:style-name="ce112"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6"/>
          <table:table-cell table:style-name="ce112"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NO</text:p>
          </table:table-cell>
          <table:table-cell table:style-name="ce104" office:value-type="string">
            <text:p>NO</text:p>
          </table:table-cell>
          <table:table-cell table:style-name="ce104" office:value-type="string">
            <text:p>NO</text:p>
          </table:table-cell>
          <table:table-cell table:style-name="ce104" table:number-columns-repeated="6"/>
          <table:table-cell table:style-name="ce108"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6">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6"/>
          <table:table-cell table:style-name="ce112"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74">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1">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11"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6"/>
          <table:table-cell table:style-name="ce108" table:number-columns-repeated="999"/>
        </table:table-row>
        <table:table-row table:style-name="ro93">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07" table:number-columns-repeated="13"/>
          <table:table-cell table:style-name="ce113" table:number-columns-repeated="999"/>
        </table:table-row>
        <table:table-row table:style-name="ro93">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07" table:number-columns-repeated="13"/>
          <table:table-cell table:style-name="ce113"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Plan_and_Segment_Bar.J1:Plan_and_Segment_Bar.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3">07/13/2011</text:date>, <text:time>14:59: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13T14:59:33.83</dc:date>
    <meta:editing-cycles>1913</meta:editing-cycles>
    <meta:editing-duration>PT68H22M34S</meta:editing-duration>
    <meta:document-statistic meta:table-count="18" meta:cell-count="8165" meta:object-count="0"/>
  </office:meta>
</office:document-meta>
</file>